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26E00000131C72237C2.svm" manifest:media-type=""/>
  <manifest:file-entry manifest:full-path="Pictures/200000010000027F000000FA1787FA2D.svm" manifest:media-type=""/>
  <manifest:file-entry manifest:full-path="Pictures/2000000100000981000000FAA1A61E2B.svm" manifest:media-type=""/>
  <manifest:file-entry manifest:full-path="Pictures/20000001000009EF000000FACD89087B.svm" manifest:media-type=""/>
  <manifest:file-entry manifest:full-path="Pictures/20000001000002EC000000FA8AFE8C94.svm" manifest:media-type=""/>
  <manifest:file-entry manifest:full-path="Pictures/20000001000002F1000000FA38A30901.svm" manifest:media-type=""/>
  <manifest:file-entry manifest:full-path="Pictures/20000001000002690000013145689BC3.svm" manifest:media-type=""/>
  <manifest:file-entry manifest:full-path="Pictures/2000000100000250000000D8755B6AAD.svm" manifest:media-type=""/>
  <manifest:file-entry manifest:full-path="Pictures/20000001000008AA0000015FD79D3B95.svm" manifest:media-type=""/>
  <manifest:file-entry manifest:full-path="Pictures/20000001000002FD000000FE768A621C.svm" manifest:media-type=""/>
  <manifest:file-entry manifest:full-path="Pictures/200000010000014200000129F2269856.svm" manifest:media-type=""/>
  <manifest:file-entry manifest:full-path="Pictures/200016C200004F1D00003B563B9FC1C2.wmf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SI{2}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\SI{0.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\SI{7.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0§display§7.5-0.2=\SI{7.3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0§display§15-7.5=\SI{7.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\SI{1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Q(\SI{7.5}{\volt},\SI{1}{\milli \ampere}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XB Tabriz" fo:font-size="12pt" style:font-size-asian="12pt" style:font-size-complex="12pt"/>
    </style:style>
    <style:style style:name="P3" style:family="paragraph">
      <style:text-properties style:font-name="Jameel Noori Nastaleeq" style:font-name-complex="Jameel Noori Nastaleeq"/>
    </style:style>
    <style:style style:name="P4" style:family="paragraph">
      <style:text-properties style:font-name="Jameel Noori Nastaleeq" fo:font-size="12pt" style:font-size-asian="12pt" style:font-name-complex="Jameel Noori Nastaleeq" style:font-size-complex="12pt"/>
    </style:style>
    <style:style style:name="P5" style:family="paragraph">
      <style:text-properties style:font-name="Jameel Noori Nastaleeq" fo:font-size="10pt" style:font-size-asian="10pt" style:font-name-complex="Jameel Noori Nastaleeq" style:font-size-complex="10pt"/>
    </style:style>
    <style:style style:name="T1" style:family="text">
      <style:text-properties style:font-name="Jameel Noori Nastaleeq" fo:font-size="12pt" style:font-size-asian="12pt" style:font-name-complex="Jameel Noori Nastaleeq" style:font-size-complex="12pt"/>
    </style:style>
    <style:style style:name="T2" style:family="text">
      <style:text-properties style:font-name="Jameel Noori Nastaleeq" fo:font-size="10pt" style:font-size-asian="10pt" style:font-name-complex="Jameel Noori Nastaleeq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7" draw:id="id7" draw:layer="layout" svg:width="10.64cm" svg:height="2.683cm" svg:x="0.265cm" svg:y="3.61cm">
          <draw:image xlink:href="Pictures/200016C200004F1D00003B563B9FC1C2.wmf" xlink:type="simple" xlink:show="embed" xlink:actuate="onLoad">
            <text:p/>
          </draw:image>
          <draw:glue-point draw:id="4" svg:x="-2.744cm" svg:y="1.267cm"/>
        </draw:frame>
        <draw:line draw:style-name="gr2" draw:text-style-name="P2" draw:layer="layout" svg:x1="2.439cm" svg:y1="2.158cm" svg:x2="2.439cm" svg:y2="0.321cm">
          <text:p/>
        </draw:line>
        <draw:line draw:style-name="gr2" draw:text-style-name="P2" draw:layer="layout" svg:x1="2.438cm" svg:y1="2.152cm" svg:x2="10.357cm" svg:y2="2.152cm">
          <text:p/>
        </draw:line>
        <draw:line draw:style-name="gr2" draw:text-style-name="P2" draw:layer="layout" svg:x1="8.837cm" svg:y1="2.154cm" svg:x2="2.438cm" svg:y2="0.964cm">
          <text:p/>
        </draw:line>
        <draw:line draw:style-name="gr3" draw:text-style-name="P2" xml:id="id2" draw:id="id2" draw:layer="layout" svg:x1="8.806cm" svg:y1="2.173cm" svg:x2="8.806cm" svg:y2="6.917cm">
          <text:p/>
        </draw:line>
        <draw:line draw:style-name="gr3" draw:text-style-name="P2" draw:layer="layout" svg:x1="2.758cm" svg:y1="2.154cm" svg:x2="2.758cm" svg:y2="5.084cm">
          <text:p/>
        </draw:line>
        <draw:connector draw:style-name="gr4" draw:text-style-name="P2" draw:layer="layout" draw:type="curve" draw:line-skew="0.71cm" svg:x1="9.543cm" svg:y1="2.901cm" svg:x2="8.806cm" svg:y2="2.173cm" draw:start-shape="id1" draw:start-glue-point="3" draw:end-shape="id2" draw:end-glue-point="0" svg:d="M9543 2901c-792 0-424-728-737-728" svg:viewBox="0 0 738 729">
          <text:p/>
        </draw:connector>
        <draw:line draw:style-name="gr3" draw:text-style-name="P2" draw:layer="layout" svg:x1="5.749cm" svg:y1="1.529cm" svg:x2="5.749cm" svg:y2="6.841cm">
          <text:p/>
        </draw:line>
        <draw:custom-shape draw:style-name="gr5" draw:text-style-name="P2" xml:id="id4" draw:id="id4" draw:layer="layout" svg:width="0.121cm" svg:height="0.121cm" svg:x="5.687cm" svg:y="1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6.619cm" svg:y1="0.901cm" svg:x2="5.791cm" svg:y2="1.524cm" draw:start-shape="id3" draw:start-glue-point="3" draw:end-shape="id4" draw:end-glue-point="11" svg:d="M6619 901c-552 0-828 207-828 623" svg:viewBox="0 0 829 624">
          <text:p/>
        </draw:connector>
        <draw:line draw:style-name="gr6" draw:text-style-name="P2" draw:layer="layout" svg:x1="5.755cm" svg:y1="3.206cm" svg:x2="8.802cm" svg:y2="3.206cm">
          <text:p/>
        </draw:line>
        <draw:line draw:style-name="gr6" draw:text-style-name="P2" draw:layer="layout" svg:x1="2.76cm" svg:y1="3.508cm" svg:x2="5.749cm" svg:y2="3.508cm">
          <text:p/>
        </draw:line>
        <draw:connector draw:style-name="gr4" draw:text-style-name="P2" draw:layer="layout" draw:type="curve" draw:line-skew="-0.354cm" svg:x1="1.432cm" svg:y1="1.372cm" svg:x2="2.343cm" svg:y2="0.983cm" draw:start-shape="id5" draw:start-glue-point="1" svg:d="M1432 1372c528 0 73-389 911-389" svg:viewBox="0 0 912 390">
          <text:p/>
        </draw:connector>
        <draw:frame draw:style-name="gr7" draw:text-style-name="P4" xml:id="id6" draw:id="id6" draw:layer="layout" svg:width="2.458cm" svg:height="0.848cm" svg:x="0.548cm" svg:y="6.218cm">
          <draw:text-box>
            <text:p text:style-name="P3"><text:span text:style-name="T1">یہ چوٹی تراشی گئی ہے</text:span></text:p>
          </draw:text-box>
        </draw:frame>
        <draw:connector draw:style-name="gr4" draw:text-style-name="P2" draw:layer="layout" draw:type="curve" draw:line-skew="0cm 2.371cm -2.336cm" svg:x1="1.777cm" svg:y1="6.218cm" svg:x2="2.666cm" svg:y2="5.29cm" draw:start-shape="id6" draw:start-glue-point="0" draw:end-shape="id7" draw:end-glue-point="4" svg:d="M1777 6218c0-750 359-500 359-744s530-274 530-184" svg:viewBox="0 0 890 976">
          <text:p/>
        </draw:connector>
        <draw:frame draw:style-name="gr8" draw:text-style-name="P1" draw:layer="layout" svg:width="0.385cm" svg:height="0.355cm" svg:x="1.877cm" svg:y="0.306cm">
          <draw:image xlink:href="Pictures/200000010000014200000129F2269856.svm" xlink:type="simple" xlink:show="embed" xlink:actuate="onLoad">
            <text:p/>
          </draw:image>
        </draw:frame>
        <draw:frame draw:style-name="gr9" draw:text-style-name="P1" draw:layer="layout" svg:width="0.709cm" svg:height="0.258cm" svg:x="10.465cm" svg:y="2.017cm">
          <draw:image xlink:href="Pictures/2000000100000250000000D8755B6AAD.svm" xlink:type="simple" xlink:show="embed" xlink:actuate="onLoad">
            <text:p/>
          </draw:image>
        </draw:frame>
        <draw:frame draw:style-name="gr10" draw:text-style-name="P1" xml:id="id1" draw:id="id1" draw:layer="layout" svg:width="0.739cm" svg:height="0.365cm" svg:x="9.543cm" svg:y="2.719cm">
          <draw:image xlink:href="Pictures/20000001000002690000013145689BC3.svm" xlink:type="simple" xlink:show="embed" xlink:actuate="onLoad">
            <text:p/>
          </draw:image>
        </draw:frame>
        <draw:frame draw:style-name="gr11" draw:text-style-name="P1" xml:id="id5" draw:id="id5" draw:layer="layout" svg:width="0.917cm" svg:height="0.304cm" svg:x="0.515cm" svg:y="1.22cm">
          <draw:image xlink:href="Pictures/20000001000002FD000000FE768A621C.svm" xlink:type="simple" xlink:show="embed" xlink:actuate="onLoad">
            <text:p/>
          </draw:image>
        </draw:frame>
        <draw:frame draw:style-name="gr12" draw:text-style-name="P1" draw:layer="layout" svg:width="0.902cm" svg:height="0.299cm" svg:x="2.885cm" svg:y="2.336cm">
          <draw:image xlink:href="Pictures/20000001000002F1000000FA38A30901.svm" xlink:type="simple" xlink:show="embed" xlink:actuate="onLoad">
            <text:p/>
          </draw:image>
        </draw:frame>
        <draw:custom-shape draw:style-name="gr5" draw:text-style-name="P2" xml:id="id9" draw:id="id9" draw:layer="layout" svg:width="0.121cm" svg:height="0.121cm" svg:x="2.7cm" svg:y="2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1cm" svg:height="0.121cm" svg:x="5.69cm" svg:y="2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" draw:layer="layout" svg:width="0.896cm" svg:height="0.299cm" svg:x="4.76cm" svg:y="2.243cm">
          <draw:image xlink:href="Pictures/20000001000002EC000000FA8AFE8C94.svm" xlink:type="simple" xlink:show="embed" xlink:actuate="onLoad">
            <text:p/>
          </draw:image>
        </draw:frame>
        <draw:frame draw:style-name="gr14" draw:text-style-name="P1" draw:layer="layout" svg:width="2.542cm" svg:height="0.249cm" svg:x="2.976cm" svg:y="3.186cm">
          <draw:image xlink:href="Pictures/20000001000009EF000000FACD89087B.svm" xlink:type="simple" xlink:show="embed" xlink:actuate="onLoad">
            <text:p/>
          </draw:image>
        </draw:frame>
        <draw:frame draw:style-name="gr15" draw:text-style-name="P1" draw:layer="layout" svg:width="2.432cm" svg:height="0.249cm" svg:x="6.104cm" svg:y="2.884cm">
          <draw:image xlink:href="Pictures/2000000100000981000000FAA1A61E2B.svm" xlink:type="simple" xlink:show="embed" xlink:actuate="onLoad">
            <text:p/>
          </draw:image>
        </draw:frame>
        <draw:frame draw:style-name="gr16" draw:text-style-name="P1" draw:layer="layout" svg:width="0.766cm" svg:height="0.299cm" svg:x="7.99cm" svg:y="2.228cm">
          <draw:image xlink:href="Pictures/200000010000027F000000FA1787FA2D.svm" xlink:type="simple" xlink:show="embed" xlink:actuate="onLoad">
            <text:p/>
          </draw:image>
        </draw:frame>
        <draw:custom-shape draw:style-name="gr5" draw:text-style-name="P2" draw:layer="layout" svg:width="0.121cm" svg:height="0.121cm" svg:x="8.741cm" svg:y="2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" xml:id="id3" draw:id="id3" draw:layer="layout" svg:width="2.66cm" svg:height="0.42cm" svg:x="6.619cm" svg:y="0.691cm">
          <draw:image xlink:href="Pictures/20000001000008AA0000015FD79D3B95.svm" xlink:type="simple" xlink:show="embed" xlink:actuate="onLoad">
            <text:p/>
          </draw:image>
        </draw:frame>
        <draw:frame draw:style-name="gr18" draw:text-style-name="P1" xml:id="id8" draw:id="id8" draw:layer="layout" svg:width="0.745cm" svg:height="0.365cm" svg:x="0.487cm" svg:y="3.248cm">
          <draw:image xlink:href="Pictures/200000010000026E00000131C72237C2.svm" xlink:type="simple" xlink:show="embed" xlink:actuate="onLoad">
            <text:p/>
          </draw:image>
        </draw:frame>
        <draw:frame draw:style-name="gr7" draw:text-style-name="P5" draw:layer="layout" svg:width="1.535cm" svg:height="0.751cm" svg:x="0.933cm" svg:y="3.368cm">
          <draw:text-box>
            <text:p text:style-name="P3"><text:span text:style-name="T2">غیرافزائندہ</text:span></text:p>
          </draw:text-box>
        </draw:frame>
        <draw:connector draw:style-name="gr4" draw:text-style-name="P1" draw:layer="layout" draw:type="curve" svg:x1="0.859cm" svg:y1="3.248cm" svg:x2="2.76cm" svg:y2="2.206cm" draw:start-shape="id8" draw:start-glue-point="0" draw:end-shape="id9" draw:end-glue-point="8" svg:d="M859 3248c0-781 1901-261 1901-1042" svg:viewBox="0 0 1902 104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20:11:59.673557894</dc:date>
    <meta:editing-duration>PT9M53S</meta:editing-duration>
    <meta:editing-cycles>3</meta:editing-cycles>
    <meta:generator>LibreOffice/4.2.8.2$Linux_x86 LibreOffice_project/420m0$Build-2</meta:generator>
    <meta:document-statistic meta:object-count="31"/>
  </office:meta>
</office:document-meta>
</file>